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officeooo:rsid="0004115b" officeooo:paragraph-rsid="0004115b"/>
    </style:style>
    <style:style style:name="P2" style:family="paragraph" style:parent-style-name="Table_20_Contents">
      <style:text-properties style:font-name="Nimbus Sans" fo:font-size="18pt" style:font-name-asian="Noto Sans" style:font-size-asian="18pt" style:font-name-complex="Noto Sans Devanagari1" style:font-size-complex="18pt"/>
    </style:style>
    <style:style style:name="P3" style:family="paragraph" style:parent-style-name="Text_20_body">
      <style:paragraph-properties fo:text-align="center" style:justify-single-word="false"/>
      <style:text-properties officeooo:paragraph-rsid="000411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pitre 1 : Les pronoms personnels</text:h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0:14:23.399117063</meta:creation-date>
    <dc:date>2023-11-29T10:16:16.553973326</dc:date>
    <meta:editing-duration>PT1M53S</meta:editing-duration>
    <meta:editing-cycles>1</meta:editing-cycles>
    <meta:generator>LibreOffice/7.6.3.2$Linux_X86_64 LibreOffice_project/60$Build-2</meta:generator>
    <meta:document-statistic meta:table-count="1" meta:image-count="0" meta:object-count="0" meta:page-count="1" meta:paragraph-count="1" meta:word-count="6" meta:character-count="35" meta:non-whitespace-character-count="30"/>
  </office:meta>
</office:document-meta>
</file>